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0.9063in" fo:margin-left="0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0.9375in"/>
    </style:style>
    <style:style style:name="Table4.F" style:family="table-column">
      <style:table-column-properties style:column-width="0.625in"/>
    </style:style>
    <style:style style:name="Table4.K" style:family="table-column">
      <style:table-column-properties style:column-width="0.9063in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K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10.9063in" fo:margin-left="0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9375in"/>
    </style:style>
    <style:style style:name="Table2.F" style:family="table-column">
      <style:table-column-properties style:column-width="0.625in"/>
    </style:style>
    <style:style style:name="Table2.K" style:family="table-column">
      <style:table-column-properties style:column-width="0.9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5" style:family="table">
      <style:table-properties style:width="10.9063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9375in"/>
    </style:style>
    <style:style style:name="Table5.F" style:family="table-column">
      <style:table-column-properties style:column-width="0.625in"/>
    </style:style>
    <style:style style:name="Table5.K" style:family="table-column">
      <style:table-column-properties style:column-width="0.9063in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K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0fc1fa5" officeooo:paragraph-rsid="010150c3" style:text-blinking="false" fo:background-color="transparent" style:font-size-asian="8pt" style:font-size-complex="8pt"/>
    </style:style>
    <style:style style:name="P10" style:family="paragraph" style:parent-style-name="Standard">
      <style:text-properties officeooo:rsid="00d804a8" officeooo:paragraph-rsid="00fe04bf"/>
    </style:style>
    <style:style style:name="P11" style:family="paragraph" style:parent-style-name="Standard">
      <style:text-properties officeooo:rsid="00d804a8" officeooo:paragraph-rsid="010150c3"/>
    </style:style>
    <style:style style:name="P12" style:family="paragraph" style:parent-style-name="Standard">
      <style:text-properties officeooo:paragraph-rsid="010150c3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officeooo:rsid="00fc1fa5" officeooo:paragraph-rsid="010150c3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8pt" officeooo:rsid="00fc1fa5" officeooo:paragraph-rsid="010150c3" style:font-size-asian="8pt" style:font-size-complex="8pt"/>
    </style:style>
    <style:style style:name="P15" style:family="paragraph" style:parent-style-name="Table_20_Contents">
      <style:text-properties style:font-name="Open Sans" fo:font-size="8pt" officeooo:paragraph-rsid="010150c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150c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Open Sans" fo:font-size="8pt" fo:font-weight="bold" officeooo:rsid="00f7effb" officeooo:paragraph-rsid="010150c3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Open Sans" fo:font-size="8pt" fo:font-weight="bold" officeooo:rsid="00fc1fa5" officeooo:paragraph-rsid="010150c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8pt" fo:font-weight="bold" officeooo:paragraph-rsid="010150c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8pt" officeooo:rsid="01030f2d" officeooo:paragraph-rsid="01030f2d" style:font-size-asian="8pt" style:font-size-complex="8pt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00b3b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1" text:anchor-type="paragraph" svg:x="0.0016in" svg:y="0.3445in" svg:width="10.8984in" draw:z-index="0"><draw:text-box fo:min-height="0.548in"><text:p text:style-name="P8">Filtres</text:p><text:p text:style-name="P5">[DATA_FILTERS]</text:p></draw:text-box></draw:frame>[DOCUMENT_NAME]</text:p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B"/>
        <table:table-column table:style-name="Table4.C" table:number-columns-repeated="3"/>
        <table:table-column table:style-name="Table4.K"/>
        <table:table-row>
          <table:table-cell table:style-name="Table4.A1" office:value-type="string">
            <text:p text:style-name="P16">Libellé</text:p>
          </table:table-cell>
          <table:table-cell table:style-name="Table4.A1" office:value-type="string">
            <text:p text:style-name="P16">Mise en</text:p>
            <text:p text:style-name="P16">service</text:p>
          </table:table-cell>
          <table:table-cell table:style-name="Table4.A1" office:value-type="string">
            <text:p text:style-name="P16">Prix TTC</text:p>
          </table:table-cell>
          <table:table-cell table:style-name="Table4.A1" office:value-type="string">
            <text:p text:style-name="P16">Montant TVA</text:p>
          </table:table-cell>
          <table:table-cell table:style-name="Table4.A1" office:value-type="string">
            <text:p text:style-name="P16">Base</text:p>
            <text:p text:style-name="P16">amortissable</text:p>
          </table:table-cell>
          <table:table-cell table:style-name="Table4.A1" office:value-type="string">
            <text:p text:style-name="P16">Taux</text:p>
          </table:table-cell>
          <table:table-cell table:style-name="Table4.A1" office:value-type="string">
            <text:p text:style-name="P16">Type</text:p>
          </table:table-cell>
          <table:table-cell table:style-name="Table4.A1" office:value-type="string">
            <text:p text:style-name="P16">Amort.</text:p>
            <text:p text:style-name="P16">antérieur</text:p>
          </table:table-cell>
          <table:table-cell table:style-name="Table4.A1" office:value-type="string">
            <text:p text:style-name="P16">Amort. de la période</text:p>
          </table:table-cell>
          <table:table-cell table:style-name="Table4.A1" office:value-type="string">
            <text:p text:style-name="P16">Amort.</text:p>
            <text:p text:style-name="P16">cumulé</text:p>
          </table:table-cell>
          <table:table-cell table:style-name="Table4.K1" office:value-type="string">
            <text:p text:style-name="P16">Valeur</text:p>
            <text:p text:style-name="P16">résiduelle</text:p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column table:style-name="Table2.C" table:number-columns-repeated="3"/>
          <table:table-column table:style-name="Table2.F"/>
          <table:table-column table:style-name="Table2.B"/>
          <table:table-column table:style-name="Table2.C" table:number-columns-repeated="3"/>
          <table:table-column table:style-name="Table2.K"/>
          <table:table-row>
            <table:table-cell table:style-name="Table2.A1" office:value-type="string">
              <text:p text:style-name="P9">[LABEL]</text:p>
            </table:table-cell>
            <table:table-cell table:style-name="Table2.A1" office:value-type="string">
              <text:p text:style-name="P13">[STARTED_ON]</text:p>
            </table:table-cell>
            <table:table-cell table:style-name="Table2.A1" office:value-type="string">
              <text:p text:style-name="P14">[AMOUNT]</text:p>
            </table:table-cell>
            <table:table-cell table:style-name="Table2.A1" office:value-type="string">
              <text:p text:style-name="P14">[TAX_AMOUNT]</text:p>
            </table:table-cell>
            <table:table-cell table:style-name="Table2.A1" office:value-type="string">
              <text:p text:style-name="P14">[DEPRECIABLE_AMOUNT]</text:p>
            </table:table-cell>
            <table:table-cell table:style-name="Table2.A1" office:value-type="string">
              <text:p text:style-name="P13">[DEPRECIATION_PERCENTAGE]</text:p>
            </table:table-cell>
            <table:table-cell table:style-name="Table2.A1" office:value-type="string">
              <text:p text:style-name="P13">[DEPRECIATION_METHOD]</text:p>
            </table:table-cell>
            <table:table-cell table:style-name="Table2.A1" office:value-type="string">
              <text:p text:style-name="P14">[DEPRECIATED_AMOUNT]</text:p>
            </table:table-cell>
            <table:table-cell table:style-name="Table2.A1" office:value-type="string">
              <text:p text:style-name="P20">[CURRENT_DEPRECIATION_AMOUNT]</text:p>
            </table:table-cell>
            <table:table-cell table:style-name="Table2.A1" office:value-type="string">
              <text:p text:style-name="P14">[CUMULATED_DEPRECIATED_AMOUNT]</text:p>
            </table:table-cell>
            <table:table-cell table:style-name="Table2.K1" office:value-type="string">
              <text:p text:style-name="P14">[NET_BOOK_VALUE]</text:p>
            </table:table-cell>
          </table:table-row>
        </table:table>
      </text:section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column table:style-name="Table5.B"/>
        <table:table-column table:style-name="Table5.C" table:number-columns-repeated="3"/>
        <table:table-column table:style-name="Table5.K"/>
        <table:table-row>
          <table:table-cell table:style-name="Table5.A1" office:value-type="string">
            <text:p text:style-name="P17">Total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8">[TOTAL_AMOUNT]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8">[TOTAL_DEPRECIABLE_AMOUNT]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8">[TOTAL_DEPRECIATED_AMOUNT]</text:p>
          </table:table-cell>
          <table:table-cell table:style-name="Table5.A1" office:value-type="string">
            <text:p text:style-name="P18">[TOTAL_CURRENT_DEPRECIATION_AMOUNT]</text:p>
          </table:table-cell>
          <table:table-cell table:style-name="Table5.A1" office:value-type="string">
            <text:p text:style-name="P18">[TOTAL_CUMULATED_DEPRECIATION_AMOUNT]</text:p>
          </table:table-cell>
          <table:table-cell table:style-name="Table5.K1" office:value-type="string">
            <text:p text:style-name="P18">[TOTAL_NET_BOOK_VALUE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701in" fo:margin-bottom="0.1701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1"><draw:image xlink:href="Pictures/1000020100000AE200000BB88CCB870184262027.png" xlink:type="simple" xlink:show="embed" xlink:actuate="onLoad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61in" svg:y="-7.5028in" svg:width="0.2965in" svg:height="0.2965in" draw:z-index="2"><draw:image xlink:href="Pictures/10000201000001E0000001E038A8B562F8DE3493.png" xlink:type="simple" xlink:show="embed" xlink:actuate="onLoad"/></draw:frame></text:p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05T18:44:38.430719992</dc:date>
    <meta:editing-duration>PT10H13M34S</meta:editing-duration>
    <meta:editing-cycles>176</meta:editing-cycles>
    <meta:generator>LibreOffice/5.1.6.2$Linux_X86_64 LibreOffice_project/10m0$Build-2</meta:generator>
    <meta:document-statistic meta:table-count="4" meta:image-count="2" meta:object-count="0" meta:page-count="1" meta:paragraph-count="42" meta:word-count="58" meta:character-count="631" meta:non-whitespace-character-count="613"/>
  </office:meta>
</office:document-meta>
</file>